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äsentation Zwischenstand</text:p>
      <text:p text:style-name="Standard"/>
      <text:p text:style-name="Standard">1 Einleitung</text:p>
      <text:p text:style-name="Standard"/>
      <text:p text:style-name="Standard">Kurze Wiederholung was sind moose warum interessant (Zeigerwerte)</text:p>
      <text:p text:style-name="Standard">Ziele: Artenliste, Flächenhafte zuordnung von Arten, public access Statistical moss data</text:p>
      <text:p text:style-name="Standard"/>
      <text:p text:style-name="Standard">2 Stand der Feldarbeit</text:p>
      <text:p text:style-name="Standard"/>
      <text:p text:style-name="Standard">Karte mit Plots und Zielen</text:p>
      <text:p text:style-name="Standard">Stand der Bestimmung</text:p>
      <text:p text:style-name="Standard"/>
      <text:p text:style-name="Standard">3 geplante Auswertung basic</text:p>
      <text:p text:style-name="Standard"/>
      <text:p text:style-name="Standard">Bsp für artenliste</text:p>
      <text:p text:style-name="Standard">bsp für grunddaten</text:p>
      <text:p text:style-name="Standard">ordination/ clusteranalyse: zuordnung von plots nach Substart</text:p>
      <text:p text:style-name="Standard">Hyphothe: erwartete einheiltichkeit der arten je substart und untershciede in waldtypen/baumarten</text:p>
      <text:p text:style-name="Standard"/>
      <text:p text:style-name="Standard">4 advanced</text:p>
      <text:p text:style-name="Standard"/>
      <text:p text:style-name="Standard">Modelierung anhand von Zeigerwerten</text:p>
      <text:p text:style-name="Standard">akkumulierte Zeigerwerte mit maschineleraring anhand von parametern in die flche bringen</text:p>
      <text:p text:style-name="Standard"/>
      <text:p text:style-name="Standard">Nachweis häufiger Feuchteanzeiger anhand ablussmdell</text:p>
      <text:p text:style-name="Standard">Nachweis häufiger Lichtzeiger anhand von canopy modell/ einstrahlung</text:p>
      <text:p text:style-name="Standard"/>
      <text:p text:style-name="Standard">Vorhersage von Arten (typische) anahd von parameter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31T23:34:24.83</meta:creation-date>
    <meta:document-statistic meta:table-count="0" meta:image-count="0" meta:object-count="0" meta:page-count="1" meta:paragraph-count="18" meta:word-count="100" meta:character-count="785"/>
    <dc:date>2019-05-31T23:40:35.41</dc:date>
    <meta:editing-duration>PT6M11S</meta:editing-duration>
    <meta:editing-cycles>1</meta:editing-cycles>
    <meta:generator>OpenOffice/4.1.3$Win32 OpenOffice.org_project/413m1$Build-9783</meta:generator>
  </office:meta>
</office:document-meta>
</file>